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style:text-position="33% 58%"/>
    </style:style>
    <style:style style:name="T2" style:family="text">
      <style:text-properties style:text-position="33% 58%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askell Architecture in Practic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base Hist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 codebase in PHP and C#</text:p>
                <text:list>
                  <text:list-item>
                    <text:p>C# has lots of libraries</text:p>
                  </text:list-item>
                  <text:list-item>
                    <text:p>But ran into poor support from Microsoft</text:p>
                  </text:list-item>
                  <text:list-item>
                    <text:p>Lots of issues with dynamic typing in PHP</text:p>
                  </text:list-item>
                </text:list>
              </text:list-item>
              <text:list-item>
                <text:p>Started transitioning to Haskell in December 2012</text:p>
              </text:list-item>
              <text:list-item>
                <text:p>First hires in July 201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 for Using Haske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iminates many kinds of bugs with types</text:p>
              </text:list-item>
              <text:list-item>
                <text:p>More compiler error catching makes it easier to collaborate with a team</text:p>
              </text:list-item>
              <text:list-item>
                <text:p>Good testing libraries (Hspec and Tasty)</text:p>
              </text:list-item>
              <text:list-item>
                <text:p>Good community</text:p>
              </text:list-item>
              <text:list-item>
                <text:p>Promotes research in Computer Science, Programming Languages, Type Theory, Math</text:p>
                <text:list>
                  <text:list-item>
                    <text:p>Applicative functors were discovered through Haskell<text:span text:style-name="T1">1</text:span></text:p>
                    <text:p><text:span text:style-name="T2"/></text:p>
                  </text:list-item>
                </text:list>
                <text:p><text:span text:style-name="T2">1</text:span><text:span text:style-name="T3">McBride, Conor, and Ross Paterson. "Applicative programming with effects." Journal of functional programming 18.01 (2008): 1-13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 with Hask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ck of industrial protocol libraries</text:p>
                <text:list>
                  <text:list-item>
                    <text:p>We made our own</text:p>
                  </text:list-item>
                </text:list>
              </text:list-item>
              <text:list-item>
                <text:p>Pushing code to production</text:p>
                <text:list>
                  <text:list-item>
                    <text:p>Build systems are still a challenge</text:p>
                  </text:list-item>
                  <text:list-item>
                    <text:p>Cabal, Stack, Shake</text:p>
                  </text:list-item>
                </text:list>
              </text:list-item>
              <text:list-item>
                <text:p>Thin talent pool</text:p>
              </text:list-item>
              <text:list-item>
                <text:p>Steep beginners curve</text:p>
                <text:list>
                  <text:list-item>
                    <text:p>More resources available 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Ping Architectur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ant for Microarchitecture</text:p>
              </text:list-item>
              <text:list-item>
                <text:p>Haxl and Persistent for cached database queries</text:p>
              </text:list-item>
              <text:list-item>
                <text:p>GHCJS for type safe front end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rva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xl and Persiste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HCJ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21:57:32.343460000</meta:creation-date>
    <dc:date>2016-07-01T00:01:22.229691000</dc:date>
    <meta:editing-duration>P1DT1H17M48S</meta:editing-duration>
    <meta:editing-cycles>2</meta:editing-cycles>
    <meta:generator>LibreOffice/4.4.0.3$MacOSX_X86_64 LibreOffice_project/de093506bcdc5fafd9023ee680b8c60e3e0645d7</meta:generator>
    <meta:document-statistic meta:object-count="57"/>
  </office:meta>
</office:document-meta>
</file>